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Finish.getRandom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PanelFinish.onSubm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WizardPanelFinish.getObject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Finish.sendSms( HauskeysUser u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WizardPanelFinish.WizardPanelFinish( String id , IModel 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izardPanelFinish.sendEmail( HauskeysUser 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izardPanelFinish.newNextButton( String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WizardPanelFinish.getRandom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